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056" officeooo:paragraph-rsid="001d6056"/>
    </style:style>
    <style:style style:name="P2" style:family="paragraph" style:parent-style-name="Standard">
      <style:paragraph-properties fo:text-align="start" style:justify-single-word="false"/>
      <style:text-properties fo:font-size="16pt" officeooo:rsid="001d6056" officeooo:paragraph-rsid="001d605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d6056" officeooo:paragraph-rsid="0020a94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6056" officeooo:paragraph-rsid="0033694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20a94b" officeooo:paragraph-rsid="0020a94b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6056" officeooo:paragraph-rsid="001d605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0a94b" officeooo:paragraph-rsid="0020a94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1de05" officeooo:paragraph-rsid="0021de05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63a81" officeooo:paragraph-rsid="0021de05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63a81" officeooo:paragraph-rsid="00263a8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3a742b" officeooo:paragraph-rsid="003a742b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ce181e" fo:font-size="24pt" fo:font-weight="bold" officeooo:rsid="001d6056" officeooo:paragraph-rsid="001d6056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16pt" officeooo:rsid="001d6056" officeooo:paragraph-rsid="001d6056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ce181e" fo:font-size="16pt" officeooo:rsid="0021de05" officeooo:paragraph-rsid="0021de05" style:font-size-asian="16pt" style:font-size-complex="16pt"/>
    </style:style>
    <style:style style:name="T1" style:family="text">
      <style:text-properties officeooo:rsid="0020a94b"/>
    </style:style>
    <style:style style:name="T2" style:family="text">
      <style:text-properties style:font-size-asian="14pt"/>
    </style:style>
    <style:style style:name="T3" style:family="text">
      <style:text-properties officeooo:rsid="001d6056" style:font-size-asian="14pt"/>
    </style:style>
    <style:style style:name="T4" style:family="text">
      <style:text-properties officeooo:rsid="0020e302" style:font-size-asian="14pt"/>
    </style:style>
    <style:style style:name="T5" style:family="text">
      <style:text-properties officeooo:rsid="0020f8f5" style:font-size-asian="14pt"/>
    </style:style>
    <style:style style:name="T6" style:family="text">
      <style:text-properties officeooo:rsid="0021de05" style:font-size-asian="14pt"/>
    </style:style>
    <style:style style:name="T7" style:family="text">
      <style:text-properties officeooo:rsid="0029b238" style:font-size-asian="14pt"/>
    </style:style>
    <style:style style:name="T8" style:family="text">
      <style:text-properties officeooo:rsid="002b32b3" style:font-size-asian="14pt"/>
    </style:style>
    <style:style style:name="T9" style:family="text">
      <style:text-properties officeooo:rsid="002c6c96" style:font-size-asian="14pt"/>
    </style:style>
    <style:style style:name="T10" style:family="text">
      <style:text-properties officeooo:rsid="0038566d" style:font-size-asian="14pt"/>
    </style:style>
    <style:style style:name="T11" style:family="text">
      <style:text-properties officeooo:rsid="00434a88" style:font-size-asian="14pt"/>
    </style:style>
    <style:style style:name="T12" style:family="text">
      <style:text-properties officeooo:rsid="0020f8f5"/>
    </style:style>
    <style:style style:name="T13" style:family="text">
      <style:text-properties officeooo:rsid="00274859"/>
    </style:style>
    <style:style style:name="T14" style:family="text">
      <style:text-properties officeooo:rsid="002dfdd4"/>
    </style:style>
    <style:style style:name="T15" style:family="text">
      <style:text-properties officeooo:rsid="0032bbb7"/>
    </style:style>
    <style:style style:name="T16" style:family="text">
      <style:text-properties officeooo:rsid="0034bf62"/>
    </style:style>
    <style:style style:name="T17" style:family="text">
      <style:text-properties officeooo:rsid="0035a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épartition des tâches/missions</text:p>
      <text:p text:style-name="P1"/>
      <text:p text:style-name="P1"/>
      <text:p text:style-name="P2"/>
      <text:p text:style-name="P2">Bonjour voici la répartition des tâches pour le projet Furet en Dart/SQL.</text:p>
      <text:p text:style-name="P2"/>
      <text:p text:style-name="P13">Jonathan:</text:p>
      <text:p text:style-name="P2">-Réalisation <text:span text:style-name="T17">des menus</text:span></text:p>
      <text:p text:style-name="P3">-Réalisation des méthodes (newProduit) et (supprimerProduit) pour <text:span text:style-name="T1">la class Gestion</text:span>Produit</text:p>
      <text:p text:style-name="P5">-Réalisation de la méthode (selectAll) pour la <text:span text:style-name="T14">class</text:span> <text:s/><text:span text:style-name="T14">Gestion</text:span>Auteur</text:p>
      <text:p text:style-name="P5">-<text:span text:style-name="T12">Réalisation de la méthode (newEditeur) pour la class GestionEditeur</text:span></text:p>
      <text:p text:style-name="P2">-<text:span text:style-name="T13">Finalisation de la class Auteur</text:span></text:p>
      <text:p text:style-name="P2">-<text:span text:style-name="T15">Réalisation du IHM_AUTEUR</text:span></text:p>
      <text:p text:style-name="P2"/>
      <text:p text:style-name="P13">Axel:</text:p>
      <text:p text:style-name="P6">-Réalisation de la Base de donnée SQL</text:p>
      <text:p text:style-name="P6">-Réalisation de la méthodes <text:span text:style-name="T1">(</text:span>selectAll<text:span text:style-name="T1">)</text:span> pour <text:span text:style-name="T1">la class Gestion</text:span>Produit</text:p>
      <text:p text:style-name="P7">-Réalisation de la méthodes <text:span text:style-name="T3">(</text:span><text:span text:style-name="T2">newAuteur</text:span><text:span text:style-name="T3">) et (</text:span><text:span text:style-name="T4">supprimerAuteur</text:span><text:span text:style-name="T3">) </text:span><text:span text:style-name="T5">pour la </text:span><text:span text:style-name="T8">class GestionAuteur</text:span></text:p>
      <text:p text:style-name="P7"><text:span text:style-name="T5">-Réalisation de la méthodes (selectall) et (supprimerEditeur) pour la </text:span><text:span text:style-name="T9">class</text:span><text:span text:style-name="T5"> </text:span><text:span text:style-name="T9">GestionE</text:span><text:span text:style-name="T6">diteur</text:span></text:p>
      <text:p text:style-name="P8"><text:span text:style-name="T5">-</text:span><text:span text:style-name="T2">Réalisation d’un script permettant d’importer exporter une base de donnée</text:span></text:p>
      <text:p text:style-name="P8"><text:span text:style-name="T2">-</text:span><text:span text:style-name="T7">Finalisation de la class Produit</text:span></text:p>
      <text:p text:style-name="P4"><text:span text:style-name="T7">-</text:span><text:span text:style-name="T15">Réalisation du IHM_PRODUIT</text:span></text:p>
      <text:p text:style-name="P8"><text:span text:style-name="T2"/></text:p>
      <text:p text:style-name="P14"><text:span text:style-name="T5">J</text:span><text:span text:style-name="T2">onathan,Axel:</text:span></text:p>
      <text:p text:style-name="P8"><text:span text:style-name="T2">-Finaliser Notion</text:span></text:p>
      <text:p text:style-name="P8"><text:span text:style-name="T2">-Finaliser le diagramme de class</text:span></text:p>
      <text:p text:style-name="P9"><text:span text:style-name="T2"/></text:p>
      <text:p text:style-name="P9"><text:span text:style-name="T2"/></text:p>
      <text:p text:style-name="P11"><text:span text:style-name="T2">Lien vers le Notion de notre projet: https://salty-peripheral-b45.notion.site/d4315c2d750248569048b9ae80dba48e?v=aecc58c0dccc46afbde2c338e2f9f842</text:span></text:p>
      <text:p text:style-name="P9"><text:span text:style-name="T2"/></text:p>
      <text:p text:style-name="P10"><text:span text:style-name="T2">Merci Cordial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5:29:57.383506735</meta:creation-date>
    <dc:title>Lgm</dc:title>
    <meta:editing-duration>PT55M52S</meta:editing-duration>
    <meta:editing-cycles>30</meta:editing-cycles>
    <meta:generator>LibreOffice/6.1.5.2$Linux_X86_64 LibreOffice_project/10$Build-2</meta:generator>
    <dc:date>2022-03-24T16:26:00.641954291</dc:date>
    <meta:document-statistic meta:table-count="0" meta:image-count="0" meta:object-count="0" meta:page-count="1" meta:paragraph-count="22" meta:word-count="130" meta:character-count="1066" meta:non-whitespace-character-count="957"/>
    <meta:template xlink:type="simple" xlink:actuate="onRequest" xlink:title="Lgm" xlink:href="../../.config/libreoffice/4/user/template/Lgm.ott" meta:date="2022-03-24T15:29:56.469937655"/>
  </office:meta>
</office:document-meta>
</file>